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padding="0.049cm" fo:border="0.06pt solid #d9d9e3"/>
    </style:style>
    <style:style style:name="P3" style:family="paragraph" style:parent-style-name="Text_20_body" style:list-style-name="L1">
      <style:paragraph-properties fo:margin-top="0cm" fo:margin-bottom="0cm" loext:contextual-spacing="false" fo:padding="0.049cm" fo:border="0.06pt solid #d9d9e3"/>
    </style:style>
    <style:style style:name="T1" style:family="text">
      <style:text-properties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 poziomie A2 może być trudno znaleźć specjalistyczne kanały na temat Data Science, ponieważ większość materiałów w tej dziedzinie jest skierowana do osób o wyższym poziomie zaawansowania. Niemniej jednak, istnieją pewne kanały, które mogą być pomocne dla osób na poziomie A2, aby zapoznać się z podstawowymi koncepcjami związanymi z Data Science. Oto lista 10 kanałów na YouTube, które mogą być interesujące na poziomie A2:</text:p>
      <text:list xml:id="list3434456316" text:style-name="L1">
        <text:list-item>
          <text:p text:style-name="P3">DataCamp: <text:a xlink:type="simple" xlink:href="https://www.youtube.com/c/DataCamp" office:target-frame-name="_new" xlink:show="replace" text:style-name="Internet_20_link" text:visited-style-name="Visited_20_Internet_20_Link"><text:span text:style-name="T1">https://www.youtube.com/c/DataCamp</text:span></text:a></text:p>
        </text:list-item>
        <text:list-item>
          <text:p text:style-name="P3">freeCodeCamp.org: <text:a xlink:type="simple" xlink:href="https://www.youtube.com/c/freeCodeCamp" office:target-frame-name="_new" xlink:show="replace" text:style-name="Internet_20_link" text:visited-style-name="Visited_20_Internet_20_Link"><text:span text:style-name="T1">https://www.youtube.com/c/freeCodeCamp</text:span></text:a></text:p>
        </text:list-item>
        <text:list-item>
          <text:p text:style-name="P3">Simplilearn: <text:a xlink:type="simple" xlink:href="https://www.youtube.com/c/Simplilearn" office:target-frame-name="_new" xlink:show="replace" text:style-name="Internet_20_link" text:visited-style-name="Visited_20_Internet_20_Link"><text:span text:style-name="T1">https://www.youtube.com/c/Simplilearn</text:span></text:a></text:p>
        </text:list-item>
        <text:list-item>
          <text:p text:style-name="P3">Python Programmer: <text:a xlink:type="simple" xlink:href="https://www.youtube.com/c/PythonProgrammer" office:target-frame-name="_new" xlink:show="replace" text:style-name="Internet_20_link" text:visited-style-name="Visited_20_Internet_20_Link"><text:span text:style-name="T1">https://www.youtube.com/c/PythonProgrammer</text:span></text:a></text:p>
        </text:list-item>
        <text:list-item>
          <text:p text:style-name="P3">Khan Academy: <text:a xlink:type="simple" xlink:href="https://www.youtube.com/c/khanacademy" office:target-frame-name="_new" xlink:show="replace" text:style-name="Internet_20_link" text:visited-style-name="Visited_20_Internet_20_Link"><text:span text:style-name="T1">https://www.youtube.com/c/khanacademy</text:span></text:a></text:p>
        </text:list-item>
        <text:list-item>
          <text:p text:style-name="P3">CrashCourse: <text:a xlink:type="simple" xlink:href="https://www.youtube.com/c/crashcourse" office:target-frame-name="_new" xlink:show="replace" text:style-name="Internet_20_link" text:visited-style-name="Visited_20_Internet_20_Link"><text:span text:style-name="T1">https://www.youtube.com/c/crashcourse</text:span></text:a></text:p>
        </text:list-item>
        <text:list-item>
          <text:p text:style-name="P3">Codecademy: <text:a xlink:type="simple" xlink:href="https://www.youtube.com/c/codecademy" office:target-frame-name="_new" xlink:show="replace" text:style-name="Internet_20_link" text:visited-style-name="Visited_20_Internet_20_Link"><text:span text:style-name="T1">https://www.youtube.com/c/codecademy</text:span></text:a></text:p>
        </text:list-item>
        <text:list-item>
          <text:p text:style-name="P3">Derek Banas: <text:a xlink:type="simple" xlink:href="https://www.youtube.com/c/derekbanas" office:target-frame-name="_new" xlink:show="replace" text:style-name="Internet_20_link" text:visited-style-name="Visited_20_Internet_20_Link"><text:span text:style-name="T1">https://www.youtube.com/c/derekbanas</text:span></text:a></text:p>
        </text:list-item>
        <text:list-item>
          <text:p text:style-name="P3">The Coding Train: <text:a xlink:type="simple" xlink:href="https://www.youtube.com/c/TheCodingTrain" office:target-frame-name="_new" xlink:show="replace" text:style-name="Internet_20_link" text:visited-style-name="Visited_20_Internet_20_Link"><text:span text:style-name="T1">https://www.youtube.com/c/TheCodingTrain</text:span></text:a></text:p>
        </text:list-item>
        <text:list-item>
          <text:p text:style-name="P2">Tech With Tim: <text:a xlink:type="simple" xlink:href="https://www.youtube.com/c/TechWithTim" office:target-frame-name="_new" xlink:show="replace" text:style-name="Internet_20_link" text:visited-style-name="Visited_20_Internet_20_Link"><text:span text:style-name="T1">https://www.youtube.com/c/TechWithTim</text:span></text:a></text:p>
        </text:list-item>
      </text:list>
      <text:p text:style-name="P1">Chociaż te kanały nie są skoncentrowane wyłącznie na Data Science, oferują materiały na temat programowania, podstawowych koncepcji związanych z analizą danych i pokrewnych dziedzin, które mogą być interesujące dla osób na poziomie A2. Pamiętaj jednak, że treści dla zaawansowanych użytkowników mogą być trudne do zrozumienia, dlatego warto skupić się na tych, które są bardziej dostępne i przystępne dla Twojego poziomu.</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20T14:21:54.907999931</meta:creation-date>
    <dc:date>2023-06-20T14:28:36.063718268</dc:date>
    <meta:editing-duration>PT6M44S</meta:editing-duration>
    <meta:editing-cycles>1</meta:editing-cycles>
    <meta:generator>LibreOffice/6.4.7.2$Linux_X86_64 LibreOffice_project/40$Build-2</meta:generator>
    <meta:document-statistic meta:table-count="0" meta:image-count="0" meta:object-count="0" meta:page-count="1" meta:paragraph-count="12" meta:word-count="161" meta:character-count="1386" meta:non-whitespace-character-count="1247"/>
  </office:meta>
</office:document-meta>
</file>